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65in"/>
    </style:style>
    <style:style style:name="co2" style:family="table-column">
      <style:table-column-properties fo:break-before="auto" style:column-width="0.640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7154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0.6008in"/>
    </style:style>
    <style:style style:name="co7" style:family="table-column">
      <style:table-column-properties fo:break-before="auto" style:column-width="0.4591in"/>
    </style:style>
    <style:style style:name="co8" style:family="table-column">
      <style:table-column-properties fo:break-before="auto" style:column-width="0.5953in"/>
    </style:style>
    <style:style style:name="co9" style:family="table-column">
      <style:table-column-properties fo:break-before="auto" style:column-width="0.6854in"/>
    </style:style>
    <style:style style:name="co10" style:family="table-column">
      <style:table-column-properties fo:break-before="auto" style:column-width="1.544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5134in"/>
    </style:style>
    <style:style style:name="co13" style:family="table-column">
      <style:table-column-properties fo:break-before="auto" style:column-width="0.480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2.0646in"/>
    </style:style>
    <style:style style:name="co16" style:family="table-column">
      <style:table-column-properties fo:break-before="auto" style:column-width="0.55in"/>
    </style:style>
    <style:style style:name="co17" style:family="table-column">
      <style:table-column-properties fo:break-before="auto" style:column-width="0.5193in"/>
    </style:style>
    <style:style style:name="co18" style:family="table-column">
      <style:table-column-properties fo:break-before="auto" style:column-width="0.6701in"/>
    </style:style>
    <style:style style:name="co19" style:family="table-column">
      <style:table-column-properties fo:break-before="auto" style:column-width="1.3484in"/>
    </style:style>
    <style:style style:name="co20" style:family="table-column">
      <style:table-column-properties fo:break-before="auto" style:column-width="0.5272in"/>
    </style:style>
    <style:style style:name="co21" style:family="table-column">
      <style:table-column-properties fo:break-before="auto" style:column-width="0.5799in"/>
    </style:style>
    <style:style style:name="co22" style:family="table-column">
      <style:table-column-properties fo:break-before="auto" style:column-width="0.6929in"/>
    </style:style>
    <style:style style:name="co23" style:family="table-column">
      <style:table-column-properties fo:break-before="auto" style:column-width="2.16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/>
    <style:style style:name="ce7" style:family="table-cell" style:parent-style-name="Default" style:data-style-name="N100">
      <style:table-cell-properties fo:wrap-option="wrap" fo:border="0.0008in solid #000000"/>
    </style:style>
    <style:style style:name="ce8" style:family="table-cell" style:parent-style-name="Default" style:data-style-name="N100">
      <style:table-cell-properties fo:border="0.0008in solid #000000"/>
    </style:style>
    <style:style style:name="ce9" style:family="table-cell" style:parent-style-name="Default" style:data-style-name="N100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T1" style:family="text">
      <style:text-properties fo:color="#ff0000"/>
    </style:style>
  </office:automatic-styles>
  <office:body>
    <office:spreadsheet>
      <table:table table:name="Knobs Wires" table:style-name="ta1" table:print-ranges="'Knobs Wires'.A1:'Knobs Wires'.K23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4" table:default-cell-style-name="Default"/>
        <table:table-row table:style-name="ro1">
          <table:table-cell table:style-name="ce1" table:number-columns-repeated="15"/>
        </table:table-row>
        <table:table-row table:style-name="ro2">
          <table:table-cell table:style-name="ce2" office:value-type="string" table:number-columns-spanned="4" table:number-rows-spanned="1">
            <text:p>GROUP 1</text:p>
          </table:table-cell>
          <table:covered-table-cell table:number-columns-repeated="3" table:style-name="ce2"/>
          <table:table-cell table:style-name="ce2" table:number-columns-repeated="2"/>
          <table:table-cell table:style-name="ce2" office:value-type="string" table:number-columns-spanned="4" table:number-rows-spanned="1">
            <text:p>GROUP 2</text:p>
          </table:table-cell>
          <table:covered-table-cell table:number-columns-repeated="3" table:style-name="ce2"/>
          <table:table-cell table:style-name="ce2"/>
          <table:table-cell table:number-columns-repeated="4"/>
        </table:table-row>
        <table:table-row table:style-name="ro3"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3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  <table:table-cell table:style-name="ce3"/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3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  <table:table-cell table:number-columns-repeated="4"/>
        </table:table-row>
        <table:table-row table:style-name="ro1">
          <table:table-cell office:value-type="string">
            <text:p>K1</text:p>
          </table:table-cell>
          <table:table-cell office:value-type="string">
            <text:p>U13-12</text:p>
          </table:table-cell>
          <table:table-cell office:value-type="string">
            <text:p>BRN</text:p>
          </table:table-cell>
          <table:table-cell office:value-type="string">
            <text:p>A1Knob</text:p>
          </table:table-cell>
          <table:table-cell table:style-name="Default" office:value-type="string">
            <text:p>Controllers TUNE</text:p>
          </table:table-cell>
          <table:table-cell/>
          <table:table-cell office:value-type="string">
            <text:p>K9</text:p>
          </table:table-cell>
          <table:table-cell office:value-type="string">
            <text:p>U14-12</text:p>
          </table:table-cell>
          <table:table-cell office:value-type="string">
            <text:p>BRN</text:p>
          </table:table-cell>
          <table:table-cell office:value-type="string">
            <text:p>B1Knob</text:p>
          </table:table-cell>
          <table:table-cell office:value-type="string">
            <text:p>Controllers GLIDE</text:p>
          </table:table-cell>
          <table:table-cell table:number-columns-repeated="4"/>
        </table:table-row>
        <table:table-row table:style-name="ro1">
          <table:table-cell office:value-type="string">
            <text:p>K2</text:p>
          </table:table-cell>
          <table:table-cell office:value-type="string">
            <text:p>U13-14</text:p>
          </table:table-cell>
          <table:table-cell office:value-type="string">
            <text:p>RED</text:p>
          </table:table-cell>
          <table:table-cell office:value-type="string">
            <text:p>A2Knob</text:p>
          </table:table-cell>
          <table:table-cell office:value-type="string">
            <text:p>Filter CUTOFF</text:p>
          </table:table-cell>
          <table:table-cell/>
          <table:table-cell office:value-type="string">
            <text:p>K10</text:p>
          </table:table-cell>
          <table:table-cell office:value-type="string">
            <text:p>U14-14</text:p>
          </table:table-cell>
          <table:table-cell office:value-type="string">
            <text:p>RED</text:p>
          </table:table-cell>
          <table:table-cell office:value-type="string">
            <text:p>B2Knob</text:p>
          </table:table-cell>
          <table:table-cell office:value-type="string">
            <text:p>Controllers MOD MIX</text:p>
          </table:table-cell>
          <table:table-cell table:number-columns-repeated="4"/>
        </table:table-row>
        <table:table-row table:style-name="ro1">
          <table:table-cell office:value-type="string">
            <text:p>K3</text:p>
          </table:table-cell>
          <table:table-cell office:value-type="string">
            <text:p>U13-15</text:p>
          </table:table-cell>
          <table:table-cell office:value-type="string">
            <text:p>ORN</text:p>
          </table:table-cell>
          <table:table-cell office:value-type="string">
            <text:p>A3Knob</text:p>
          </table:table-cell>
          <table:table-cell office:value-type="string">
            <text:p>Filter EMPHASIS</text:p>
          </table:table-cell>
          <table:table-cell/>
          <table:table-cell office:value-type="string">
            <text:p>K11</text:p>
          </table:table-cell>
          <table:table-cell office:value-type="string">
            <text:p>U14-15</text:p>
          </table:table-cell>
          <table:table-cell office:value-type="string">
            <text:p>ORN</text:p>
          </table:table-cell>
          <table:table-cell office:value-type="string">
            <text:p>B3Knob</text:p>
          </table:table-cell>
          <table:table-cell office:value-type="string">
            <text:p>Oscillators ONE</text:p>
          </table:table-cell>
          <table:table-cell table:number-columns-repeated="4"/>
        </table:table-row>
        <table:table-row table:style-name="ro1">
          <table:table-cell office:value-type="string">
            <text:p>K4</text:p>
          </table:table-cell>
          <table:table-cell office:value-type="string">
            <text:p>U13-11</text:p>
          </table:table-cell>
          <table:table-cell office:value-type="string">
            <text:p>YEL</text:p>
          </table:table-cell>
          <table:table-cell office:value-type="string">
            <text:p>A4Knob</text:p>
          </table:table-cell>
          <table:table-cell office:value-type="string">
            <text:p>Filter CONTOUR</text:p>
          </table:table-cell>
          <table:table-cell/>
          <table:table-cell office:value-type="string">
            <text:p>K12</text:p>
          </table:table-cell>
          <table:table-cell office:value-type="string">
            <text:p>U14-11</text:p>
          </table:table-cell>
          <table:table-cell office:value-type="string">
            <text:p>YEL</text:p>
          </table:table-cell>
          <table:table-cell office:value-type="string">
            <text:p>B4Knob</text:p>
          </table:table-cell>
          <table:table-cell office:value-type="string">
            <text:p>Oscillators TWO</text:p>
          </table:table-cell>
          <table:table-cell table:number-columns-repeated="4"/>
        </table:table-row>
        <table:table-row table:style-name="ro1">
          <table:table-cell office:value-type="string">
            <text:p>K5</text:p>
          </table:table-cell>
          <table:table-cell office:value-type="string">
            <text:p>U13-1</text:p>
          </table:table-cell>
          <table:table-cell office:value-type="string">
            <text:p>GRN</text:p>
          </table:table-cell>
          <table:table-cell office:value-type="string">
            <text:p>A5Knob</text:p>
          </table:table-cell>
          <table:table-cell office:value-type="string">
            <text:p>Filter ATTACK</text:p>
          </table:table-cell>
          <table:table-cell/>
          <table:table-cell office:value-type="string">
            <text:p>K13</text:p>
          </table:table-cell>
          <table:table-cell office:value-type="string">
            <text:p>U14-1</text:p>
          </table:table-cell>
          <table:table-cell office:value-type="string">
            <text:p>GRN</text:p>
          </table:table-cell>
          <table:table-cell office:value-type="string">
            <text:p>B5Knob</text:p>
          </table:table-cell>
          <table:table-cell office:value-type="string">
            <text:p>Oscillators THREE</text:p>
          </table:table-cell>
          <table:table-cell table:number-columns-repeated="4"/>
        </table:table-row>
        <table:table-row table:style-name="ro1">
          <table:table-cell office:value-type="string">
            <text:p>K6</text:p>
          </table:table-cell>
          <table:table-cell office:value-type="string">
            <text:p>U13-5</text:p>
          </table:table-cell>
          <table:table-cell office:value-type="string">
            <text:p>BLU</text:p>
          </table:table-cell>
          <table:table-cell office:value-type="string">
            <text:p>A6Knob</text:p>
          </table:table-cell>
          <table:table-cell office:value-type="string">
            <text:p>Filter DECAY</text:p>
          </table:table-cell>
          <table:table-cell/>
          <table:table-cell office:value-type="string">
            <text:p>K14</text:p>
          </table:table-cell>
          <table:table-cell office:value-type="string">
            <text:p>U14-5</text:p>
          </table:table-cell>
          <table:table-cell office:value-type="string">
            <text:p>BLU</text:p>
          </table:table-cell>
          <table:table-cell office:value-type="string">
            <text:p>B6Knob</text:p>
          </table:table-cell>
          <table:table-cell office:value-type="string">
            <text:p>Noise FREQ</text:p>
          </table:table-cell>
          <table:table-cell table:number-columns-repeated="4"/>
        </table:table-row>
        <table:table-row table:style-name="ro1">
          <table:table-cell office:value-type="string">
            <text:p>K7</text:p>
          </table:table-cell>
          <table:table-cell office:value-type="string">
            <text:p>U13-2</text:p>
          </table:table-cell>
          <table:table-cell office:value-type="string">
            <text:p>GRY</text:p>
          </table:table-cell>
          <table:table-cell office:value-type="string">
            <text:p>A7Knob</text:p>
          </table:table-cell>
          <table:table-cell office:value-type="string">
            <text:p>Filter SUSTAIN</text:p>
          </table:table-cell>
          <table:table-cell table:number-columns-repeated="10"/>
        </table:table-row>
        <table:table-row table:style-name="ro1">
          <table:table-cell office:value-type="string">
            <text:p>K8</text:p>
          </table:table-cell>
          <table:table-cell office:value-type="string">
            <text:p>U13-4</text:p>
          </table:table-cell>
          <table:table-cell office:value-type="string">
            <text:p>WHT</text:p>
          </table:table-cell>
          <table:table-cell office:value-type="string">
            <text:p>A8Knob</text:p>
          </table:table-cell>
          <table:table-cell office:value-type="string">
            <text:p>Loudness Contour ATTACK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2" office:value-type="string" table:number-columns-spanned="4" table:number-rows-spanned="1">
            <text:p>GROUP 3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table:number-columns-spanned="4" table:number-rows-spanned="1">
            <text:p>GROUP 4</text:p>
          </table:table-cell>
          <table:covered-table-cell table:number-columns-repeated="3" table:style-name="ce2"/>
          <table:table-cell table:number-columns-repeated="5"/>
        </table:table-row>
        <table:table-row table:style-name="ro3">
          <table:table-cell table:style-name="ce3" office:value-type="string">
            <text:p>Sch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3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  <table:table-cell table:style-name="ce3"/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</text:p>
            <text:p>Color</text:p>
          </table:table-cell>
          <table:table-cell table:style-name="ce3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  <table:table-cell table:number-columns-repeated="4"/>
        </table:table-row>
        <table:table-row table:style-name="ro1">
          <table:table-cell office:value-type="string">
            <text:p>K17</text:p>
          </table:table-cell>
          <table:table-cell office:value-type="string">
            <text:p>U15-12</text:p>
          </table:table-cell>
          <table:table-cell office:value-type="string">
            <text:p>BRN</text:p>
          </table:table-cell>
          <table:table-cell office:value-type="string">
            <text:p>C1Knob</text:p>
          </table:table-cell>
          <table:table-cell office:value-type="string">
            <text:p>Loudness Contour DECAY</text:p>
          </table:table-cell>
          <table:table-cell/>
          <table:table-cell office:value-type="string">
            <text:p>K25</text:p>
          </table:table-cell>
          <table:table-cell office:value-type="string">
            <text:p>U16-12</text:p>
          </table:table-cell>
          <table:table-cell office:value-type="string">
            <text:p>BRN</text:p>
          </table:table-cell>
          <table:table-cell office:value-type="string">
            <text:p>D1Knob</text:p>
          </table:table-cell>
          <table:table-cell office:value-type="string">
            <text:p>Volume Mixer <text:s/>OSC 1</text:p>
          </table:table-cell>
          <table:table-cell table:number-columns-repeated="4"/>
        </table:table-row>
        <table:table-row table:style-name="ro1">
          <table:table-cell office:value-type="string">
            <text:p>K18</text:p>
          </table:table-cell>
          <table:table-cell office:value-type="string">
            <text:p>U15-14</text:p>
          </table:table-cell>
          <table:table-cell office:value-type="string">
            <text:p>RED</text:p>
          </table:table-cell>
          <table:table-cell office:value-type="string">
            <text:p>C2Knob</text:p>
          </table:table-cell>
          <table:table-cell office:value-type="string">
            <text:p>Loudness Contour SUSTAIN</text:p>
          </table:table-cell>
          <table:table-cell/>
          <table:table-cell office:value-type="string">
            <text:p>K26</text:p>
          </table:table-cell>
          <table:table-cell office:value-type="string">
            <text:p>U16-14</text:p>
          </table:table-cell>
          <table:table-cell office:value-type="string">
            <text:p>RED</text:p>
          </table:table-cell>
          <table:table-cell office:value-type="string">
            <text:p>D2Knob</text:p>
          </table:table-cell>
          <table:table-cell office:value-type="string">
            <text:p>Volume Mixer <text:s/>OSC 2</text:p>
          </table:table-cell>
          <table:table-cell table:number-columns-repeated="4"/>
        </table:table-row>
        <table:table-row table:style-name="ro1">
          <table:table-cell office:value-type="string">
            <text:p>K19</text:p>
          </table:table-cell>
          <table:table-cell office:value-type="string">
            <text:p>U15-15</text:p>
          </table:table-cell>
          <table:table-cell office:value-type="string">
            <text:p>ORN</text:p>
          </table:table-cell>
          <table:table-cell office:value-type="string">
            <text:p>C3Knob</text:p>
          </table:table-cell>
          <table:table-cell table:number-columns-repeated="2"/>
          <table:table-cell office:value-type="string">
            <text:p>K27</text:p>
          </table:table-cell>
          <table:table-cell office:value-type="string">
            <text:p>U16-15</text:p>
          </table:table-cell>
          <table:table-cell office:value-type="string">
            <text:p>ORN</text:p>
          </table:table-cell>
          <table:table-cell office:value-type="string">
            <text:p>D3Knob</text:p>
          </table:table-cell>
          <table:table-cell office:value-type="string">
            <text:p>Volume Mixer <text:s/>OSC 3</text:p>
          </table:table-cell>
          <table:table-cell table:number-columns-repeated="4"/>
        </table:table-row>
        <table:table-row table:style-name="ro1">
          <table:table-cell office:value-type="string">
            <text:p>K20</text:p>
          </table:table-cell>
          <table:table-cell office:value-type="string">
            <text:p>U15-11</text:p>
          </table:table-cell>
          <table:table-cell office:value-type="string">
            <text:p>YEL</text:p>
          </table:table-cell>
          <table:table-cell office:value-type="string">
            <text:p>C4Knob</text:p>
          </table:table-cell>
          <table:table-cell office:value-type="string">
            <text:p>Main Output VOLUME</text:p>
          </table:table-cell>
          <table:table-cell/>
          <table:table-cell office:value-type="string">
            <text:p>K28</text:p>
          </table:table-cell>
          <table:table-cell office:value-type="string">
            <text:p>U16-11</text:p>
          </table:table-cell>
          <table:table-cell office:value-type="string">
            <text:p>YEL</text:p>
          </table:table-cell>
          <table:table-cell office:value-type="string">
            <text:p>D4Knob</text:p>
          </table:table-cell>
          <table:table-cell office:value-type="string">
            <text:p>Volume Mixer <text:s/>NOISE</text:p>
          </table:table-cell>
          <table:table-cell table:number-columns-repeated="4"/>
        </table:table-row>
        <table:table-row table:style-name="ro1">
          <table:table-cell office:value-type="string">
            <text:p>K21</text:p>
          </table:table-cell>
          <table:table-cell office:value-type="string">
            <text:p>U15-1</text:p>
          </table:table-cell>
          <table:table-cell office:value-type="string">
            <text:p>GRN</text:p>
          </table:table-cell>
          <table:table-cell office:value-type="string">
            <text:p>C5Knob</text:p>
          </table:table-cell>
          <table:table-cell table:number-columns-repeated="2"/>
          <table:table-cell office:value-type="string">
            <text:p>K29</text:p>
          </table:table-cell>
          <table:table-cell office:value-type="string">
            <text:p>U16-1</text:p>
          </table:table-cell>
          <table:table-cell office:value-type="string">
            <text:p>GRN</text:p>
          </table:table-cell>
          <table:table-cell office:value-type="string">
            <text:p>D5Knob</text:p>
          </table:table-cell>
          <table:table-cell office:value-type="string">
            <text:p>Volume Mixer <text:s/>EXT IN</text:p>
          </table:table-cell>
          <table:table-cell table:number-columns-repeated="4"/>
        </table:table-row>
        <table:table-row table:style-name="ro1">
          <table:table-cell office:value-type="string">
            <text:p>K22</text:p>
          </table:table-cell>
          <table:table-cell office:value-type="string">
            <text:p>U15-5</text:p>
          </table:table-cell>
          <table:table-cell office:value-type="string">
            <text:p>BLU</text:p>
          </table:table-cell>
          <table:table-cell office:value-type="string">
            <text:p>C6Knob</text:p>
          </table:table-cell>
          <table:table-cell table:number-columns-repeated="2"/>
          <table:table-cell office:value-type="string">
            <text:p>K30</text:p>
          </table:table-cell>
          <table:table-cell office:value-type="string">
            <text:p>U16-5</text:p>
          </table:table-cell>
          <table:table-cell office:value-type="string">
            <text:p>BLU</text:p>
          </table:table-cell>
          <table:table-cell office:value-type="string">
            <text:p>D6Knob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K31</text:p>
          </table:table-cell>
          <table:table-cell office:value-type="string">
            <text:p>U16-2</text:p>
          </table:table-cell>
          <table:table-cell office:value-type="string">
            <text:p>BLU</text:p>
          </table:table-cell>
          <table:table-cell office:value-type="string">
            <text:p>Ext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K32</text:p>
          </table:table-cell>
          <table:table-cell office:value-type="string">
            <text:p>U16-4</text:p>
          </table:table-cell>
          <table:table-cell office:value-type="string">
            <text:p>VIO</text:p>
          </table:table-cell>
          <table:table-cell office:value-type="string">
            <text:p>Ext2</text:p>
          </table:table-cell>
          <table:table-cell table:number-columns-repeated="5"/>
        </table:table-row>
      </table:table>
      <table:table table:name="Buttons" table:style-name="ta1" table:print-ranges="Buttons.A1:Buttons.D33">
        <table:table-column table:style-name="co12" table:default-cell-style-name="ce6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5" office:value-type="string">
            <text:p>ROW</text:p>
          </table:table-cell>
          <table:table-cell table:style-name="ce5" office:value-type="string">
            <text:p>COL</text:p>
          </table:table-cell>
          <table:table-cell table:style-name="ce3" office:value-type="string">
            <text:p>Software Name</text:p>
          </table:table-cell>
          <table:table-cell table:style-name="ce3" office:value-type="string">
            <text:p>minimoogClone Panel Name</text:p>
          </table:table-cell>
        </table:table-row>
        <table:table-row table:style-name="ro1">
          <table:table-cell table:number-columns-repeated="2" table:style-name="ce5" office:value-type="float" office:value="1">
            <text:p>1</text:p>
          </table:table-cell>
          <table:table-cell table:style-name="ce4" office:value-type="string">
            <text:p>A1Button</text:p>
          </table:table-cell>
          <table:table-cell table:style-name="ce4" office:value-type="string">
            <text:p>OSC SEL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A2Button</text:p>
          </table:table-cell>
          <table:table-cell table:style-name="ce4" office:value-type="string">
            <text:p>OSC RANGE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A3Button</text:p>
          </table:table-cell>
          <table:table-cell table:style-name="ce4" office:value-type="string">
            <text:p>OSC WAVEFORM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A4Button</text:p>
          </table:table-cell>
          <table:table-cell table:style-name="ce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A5Button</text:p>
          </table:table-cell>
          <table:table-cell table:style-name="ce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A6Button</text:p>
          </table:table-cell>
          <table:table-cell table:style-name="ce4" office:value-type="string">
            <text:p>FILTER MO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4" office:value-type="string">
            <text:p>A7Button</text:p>
          </table:table-cell>
          <table:table-cell table:style-name="ce4" office:value-type="string">
            <text:p>KEYBRD CNTRIL 1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4" office:value-type="string">
            <text:p>A8Button</text:p>
          </table:table-cell>
          <table:table-cell table:style-name="ce4" office:value-type="string">
            <text:p>KEYBRD CNTRIL 2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B1Button</text:p>
          </table:table-cell>
          <table:table-cell table:style-name="ce4" office:value-type="string">
            <text:p>OSC MOD</text:p>
          </table:table-cell>
        </table:table-row>
        <table:table-row table:style-name="ro1">
          <table:table-cell table:number-columns-repeated="2" table:style-name="ce5" office:value-type="float" office:value="2">
            <text:p>2</text:p>
          </table:table-cell>
          <table:table-cell table:style-name="ce4" office:value-type="string">
            <text:p>B2Button</text:p>
          </table:table-cell>
          <table:table-cell table:style-name="ce4" office:value-type="string">
            <text:p>OSC3 CONT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B3Button</text:p>
          </table:table-cell>
          <table:table-cell table:style-name="ce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B4Button</text:p>
          </table:table-cell>
          <table:table-cell table:style-name="ce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B5Button</text:p>
          </table:table-cell>
          <table:table-cell table:style-name="ce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B6Button</text:p>
          </table:table-cell>
          <table:table-cell table:style-name="ce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4" office:value-type="string">
            <text:p>B7Button</text:p>
          </table:table-cell>
          <table:table-cell table:style-name="ce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4" office:value-type="string">
            <text:p>B8Button</text:p>
          </table:table-cell>
          <table:table-cell table:style-name="ce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C1Button</text:p>
          </table:table-cell>
          <table:table-cell table:style-name="ce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C2Button</text:p>
          </table:table-cell>
          <table:table-cell table:style-name="ce4"/>
        </table:table-row>
        <table:table-row table:style-name="ro1">
          <table:table-cell table:number-columns-repeated="2" table:style-name="ce5" office:value-type="float" office:value="3">
            <text:p>3</text:p>
          </table:table-cell>
          <table:table-cell table:style-name="ce4" office:value-type="string">
            <text:p>C3Button</text:p>
          </table:table-cell>
          <table:table-cell table:style-name="ce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C4Button</text:p>
          </table:table-cell>
          <table:table-cell table:style-name="ce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C5Button</text:p>
          </table:table-cell>
          <table:table-cell table:style-name="ce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C6Button</text:p>
          </table:table-cell>
          <table:table-cell table:style-name="ce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4" office:value-type="string">
            <text:p>C7Button</text:p>
          </table:table-cell>
          <table:table-cell table:style-name="ce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4" office:value-type="string">
            <text:p>C8Button</text:p>
          </table:table-cell>
          <table:table-cell table:style-name="ce4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D1Button</text:p>
          </table:table-cell>
          <table:table-cell table:style-name="ce4" office:value-type="string">
            <text:p>OSC ON 1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D2Button</text:p>
          </table:table-cell>
          <table:table-cell table:style-name="ce4" office:value-type="string">
            <text:p>OSC ON 2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D3Button</text:p>
          </table:table-cell>
          <table:table-cell table:style-name="ce4" office:value-type="string">
            <text:p>OSC ON 3</text:p>
          </table:table-cell>
        </table:table-row>
        <table:table-row table:style-name="ro1">
          <table:table-cell table:number-columns-repeated="2" table:style-name="ce5" office:value-type="float" office:value="4">
            <text:p>4</text:p>
          </table:table-cell>
          <table:table-cell table:style-name="ce4" office:value-type="string">
            <text:p>D4Button</text:p>
          </table:table-cell>
          <table:table-cell table:style-name="ce4" office:value-type="string">
            <text:p>EXT IN ON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D5Button</text:p>
          </table:table-cell>
          <table:table-cell table:style-name="ce4" office:value-type="string">
            <text:p>NOISE ON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D6Button</text:p>
          </table:table-cell>
          <table:table-cell table:style-name="ce4" office:value-type="string">
            <text:p>NOISE SEL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4" office:value-type="string">
            <text:p>D7Button</text:p>
          </table:table-cell>
          <table:table-cell table:style-name="ce4" office:value-type="string">
            <text:p>A-44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4" office:value-type="string">
            <text:p>D8Button</text:p>
          </table:table-cell>
          <table:table-cell table:style-name="ce4" office:value-type="string">
            <text:p>MAIN OUTPUT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D Wires" table:style-name="ta1" table:print-ranges="'LED Wires'.A1:'LED Wires'.K35">
        <table:table-column table:style-name="co8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8" table:default-cell-style-name="ce4"/>
        <table:table-column table:style-name="co21" table:default-cell-style-name="ce4"/>
        <table:table-column table:style-name="co20" table:default-cell-style-name="ce4"/>
        <table:table-column table:style-name="co22" table:default-cell-style-name="ce4"/>
        <table:table-column table:style-name="co23" table:default-cell-style-name="ce4"/>
        <table:table-row table:style-name="ro1">
          <table:table-cell table:style-name="Default" table:number-columns-repeated="11"/>
        </table:table-row>
        <table:table-row table:style-name="ro2">
          <table:table-cell table:style-name="ce2" office:value-type="string" table:number-columns-spanned="5" table:number-rows-spanned="1">
            <text:p>GROUP 1 (Red Top Row-Left Side)</text:p>
          </table:table-cell>
          <table:covered-table-cell table:number-columns-repeated="4" table:style-name="ce2"/>
          <table:table-cell table:style-name="ce2"/>
          <table:table-cell table:style-name="ce2" office:value-type="string" table:number-columns-spanned="5" table:number-rows-spanned="1">
            <text:p>GROUP 2 (Red Top Row-Right Side)</text:p>
          </table:table-cell>
          <table:covered-table-cell table:number-columns-repeated="4" table:style-name="ce2"/>
        </table:table-row>
        <table:table-row table:style-name="ro3"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7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  <table:table-cell table:style-name="ce3"/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3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</table:table-row>
        <table:table-row table:style-name="ro1">
          <table:table-cell office:value-type="string">
            <text:p>LED 1</text:p>
          </table:table-cell>
          <table:table-cell office:value-type="string">
            <text:p>P23-8</text:p>
          </table:table-cell>
          <table:table-cell office:value-type="string">
            <text:p>BRN</text:p>
          </table:table-cell>
          <table:table-cell office:value-type="string">
            <text:p>ALed1</text:p>
          </table:table-cell>
          <table:table-cell office:value-type="string">
            <text:p>OSC MOD</text:p>
          </table:table-cell>
          <table:table-cell/>
          <table:table-cell office:value-type="string">
            <text:p>LED 9</text:p>
          </table:table-cell>
          <table:table-cell office:value-type="string">
            <text:p>P24-8</text:p>
          </table:table-cell>
          <table:table-cell office:value-type="string">
            <text:p>BRN</text:p>
          </table:table-cell>
          <table:table-cell office:value-type="string">
            <text:p>ALed9</text:p>
          </table:table-cell>
          <table:table-cell/>
        </table:table-row>
        <table:table-row table:style-name="ro1">
          <table:table-cell office:value-type="string">
            <text:p>LED 2</text:p>
          </table:table-cell>
          <table:table-cell office:value-type="string">
            <text:p>P23-1</text:p>
          </table:table-cell>
          <table:table-cell office:value-type="string">
            <text:p>RED</text:p>
          </table:table-cell>
          <table:table-cell office:value-type="string">
            <text:p>ALed2</text:p>
          </table:table-cell>
          <table:table-cell office:value-type="string">
            <text:p>OSC 3 CONT</text:p>
          </table:table-cell>
          <table:table-cell/>
          <table:table-cell office:value-type="string">
            <text:p>LED 10</text:p>
          </table:table-cell>
          <table:table-cell office:value-type="string">
            <text:p>P24-1</text:p>
          </table:table-cell>
          <table:table-cell office:value-type="string">
            <text:p>RED</text:p>
          </table:table-cell>
          <table:table-cell office:value-type="string">
            <text:p>ALed10</text:p>
          </table:table-cell>
          <table:table-cell/>
        </table:table-row>
        <table:table-row table:style-name="ro1">
          <table:table-cell office:value-type="string">
            <text:p>LED 3</text:p>
          </table:table-cell>
          <table:table-cell office:value-type="string">
            <text:p>P23-2</text:p>
          </table:table-cell>
          <table:table-cell office:value-type="string">
            <text:p>ORN</text:p>
          </table:table-cell>
          <table:table-cell office:value-type="string">
            <text:p>ALed3</text:p>
          </table:table-cell>
          <table:table-cell office:value-type="string">
            <text:p>OSC 3 CONT</text:p>
          </table:table-cell>
          <table:table-cell/>
          <table:table-cell office:value-type="string">
            <text:p>LED 11</text:p>
          </table:table-cell>
          <table:table-cell office:value-type="string">
            <text:p>P24-2</text:p>
          </table:table-cell>
          <table:table-cell office:value-type="string">
            <text:p>ORN</text:p>
          </table:table-cell>
          <table:table-cell office:value-type="string">
            <text:p>ALed11</text:p>
          </table:table-cell>
          <table:table-cell/>
        </table:table-row>
        <table:table-row table:style-name="ro1">
          <table:table-cell office:value-type="string">
            <text:p>LED 4</text:p>
          </table:table-cell>
          <table:table-cell office:value-type="string">
            <text:p>P23-3</text:p>
          </table:table-cell>
          <table:table-cell office:value-type="string">
            <text:p>YEL</text:p>
          </table:table-cell>
          <table:table-cell office:value-type="string">
            <text:p>ALed4</text:p>
          </table:table-cell>
          <table:table-cell table:number-columns-repeated="2"/>
          <table:table-cell office:value-type="string">
            <text:p>LED 12</text:p>
          </table:table-cell>
          <table:table-cell office:value-type="string">
            <text:p>P24-3</text:p>
          </table:table-cell>
          <table:table-cell office:value-type="string">
            <text:p>YEL</text:p>
          </table:table-cell>
          <table:table-cell office:value-type="string">
            <text:p>ALed12</text:p>
          </table:table-cell>
          <table:table-cell/>
        </table:table-row>
        <table:table-row table:style-name="ro1">
          <table:table-cell office:value-type="string">
            <text:p>LED 5</text:p>
          </table:table-cell>
          <table:table-cell office:value-type="string">
            <text:p>P23-4</text:p>
          </table:table-cell>
          <table:table-cell office:value-type="string">
            <text:p>GRN</text:p>
          </table:table-cell>
          <table:table-cell office:value-type="string">
            <text:p>ALed5</text:p>
          </table:table-cell>
          <table:table-cell table:number-columns-repeated="2"/>
          <table:table-cell office:value-type="string">
            <text:p>LED 13</text:p>
          </table:table-cell>
          <table:table-cell office:value-type="string">
            <text:p>P24-4</text:p>
          </table:table-cell>
          <table:table-cell office:value-type="string">
            <text:p>GRN</text:p>
          </table:table-cell>
          <table:table-cell office:value-type="string">
            <text:p>ALed13</text:p>
          </table:table-cell>
          <table:table-cell/>
        </table:table-row>
        <table:table-row table:style-name="ro1">
          <table:table-cell office:value-type="string">
            <text:p>LED 6</text:p>
          </table:table-cell>
          <table:table-cell office:value-type="string">
            <text:p>P23-5</text:p>
          </table:table-cell>
          <table:table-cell office:value-type="string">
            <text:p>BLU</text:p>
          </table:table-cell>
          <table:table-cell office:value-type="string">
            <text:p>ALed6</text:p>
          </table:table-cell>
          <table:table-cell table:number-columns-repeated="2"/>
          <table:table-cell office:value-type="string">
            <text:p>LED 14</text:p>
          </table:table-cell>
          <table:table-cell office:value-type="string">
            <text:p>P24-5</text:p>
          </table:table-cell>
          <table:table-cell office:value-type="string">
            <text:p>BLU</text:p>
          </table:table-cell>
          <table:table-cell office:value-type="string">
            <text:p>ALed14</text:p>
          </table:table-cell>
          <table:table-cell office:value-type="string">
            <text:p>FILTER MOD</text:p>
          </table:table-cell>
        </table:table-row>
        <table:table-row table:style-name="ro1">
          <table:table-cell office:value-type="string">
            <text:p>LED 7</text:p>
          </table:table-cell>
          <table:table-cell office:value-type="string">
            <text:p>P23-6</text:p>
          </table:table-cell>
          <table:table-cell office:value-type="string">
            <text:p>VIO</text:p>
          </table:table-cell>
          <table:table-cell office:value-type="string">
            <text:p>ALed7</text:p>
          </table:table-cell>
          <table:table-cell table:number-columns-repeated="2"/>
          <table:table-cell office:value-type="string">
            <text:p>LED 15</text:p>
          </table:table-cell>
          <table:table-cell office:value-type="string">
            <text:p>P24-6</text:p>
          </table:table-cell>
          <table:table-cell office:value-type="string">
            <text:p>VIO</text:p>
          </table:table-cell>
          <table:table-cell office:value-type="string">
            <text:p>ALed15</text:p>
          </table:table-cell>
          <table:table-cell office:value-type="string">
            <text:p>KEYBRD CNTRL 1</text:p>
          </table:table-cell>
        </table:table-row>
        <table:table-row table:style-name="ro1">
          <table:table-cell office:value-type="string">
            <text:p>LED 8</text:p>
          </table:table-cell>
          <table:table-cell office:value-type="string">
            <text:p>P23-7</text:p>
          </table:table-cell>
          <table:table-cell office:value-type="string">
            <text:p>GRY</text:p>
          </table:table-cell>
          <table:table-cell office:value-type="string">
            <text:p>ALed8</text:p>
          </table:table-cell>
          <table:table-cell table:number-columns-repeated="2"/>
          <table:table-cell office:value-type="string">
            <text:p>LED 16</text:p>
          </table:table-cell>
          <table:table-cell office:value-type="string">
            <text:p>P24-7</text:p>
          </table:table-cell>
          <table:table-cell office:value-type="string">
            <text:p>GRY</text:p>
          </table:table-cell>
          <table:table-cell office:value-type="string">
            <text:p>ALed16</text:p>
          </table:table-cell>
          <table:table-cell office:value-type="string">
            <text:p>KEYBRD CNTRL 2</text:p>
          </table:table-cell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7"/>
        </table:table-row>
        <table:table-row table:style-name="ro2">
          <table:table-cell table:style-name="ce2" office:value-type="string" table:number-columns-spanned="5" table:number-rows-spanned="1">
            <text:p>GROUP 3 (Red 2nd Row-Left Side)</text:p>
          </table:table-cell>
          <table:covered-table-cell table:number-columns-repeated="2" table:style-name="ce2"/>
          <table:covered-table-cell table:style-name="ce9"/>
          <table:covered-table-cell table:style-name="ce2"/>
          <table:table-cell table:style-name="ce2"/>
          <table:table-cell table:style-name="ce2" office:value-type="string" table:number-columns-spanned="5" table:number-rows-spanned="1">
            <text:p>GROUP 4 (Red 2nd Row-Right Side)</text:p>
          </table:table-cell>
          <table:covered-table-cell table:number-columns-repeated="4" table:style-name="ce2"/>
        </table:table-row>
        <table:table-row table:style-name="ro3"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7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  <table:table-cell table:style-name="ce3"/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7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</table:table-row>
        <table:table-row table:style-name="ro1">
          <table:table-cell office:value-type="string">
            <text:p>LED 17</text:p>
          </table:table-cell>
          <table:table-cell office:value-type="string">
            <text:p>P25-8</text:p>
          </table:table-cell>
          <table:table-cell office:value-type="string">
            <text:p>BRN</text:p>
          </table:table-cell>
          <table:table-cell office:value-type="string">
            <text:p>BLed1</text:p>
          </table:table-cell>
          <table:table-cell office:value-type="string">
            <text:p>OSC SEL 1</text:p>
          </table:table-cell>
          <table:table-cell/>
          <table:table-cell office:value-type="string">
            <text:p>LED 25</text:p>
          </table:table-cell>
          <table:table-cell office:value-type="string">
            <text:p>P26-8</text:p>
          </table:table-cell>
          <table:table-cell office:value-type="string">
            <text:p>BRN</text:p>
          </table:table-cell>
          <table:table-cell office:value-type="string">
            <text:p>BLed9</text:p>
          </table:table-cell>
          <table:table-cell office:value-type="string">
            <text:p>RANGE 2 <text:s/><text:span text:style-name="T1">(Now </text:span><text:span text:style-name="T1">LED </text:span><text:span text:style-name="T1">32)</text:span></text:p>
          </table:table-cell>
        </table:table-row>
        <table:table-row table:style-name="ro1">
          <table:table-cell office:value-type="string">
            <text:p>LED 18</text:p>
          </table:table-cell>
          <table:table-cell office:value-type="string">
            <text:p>P25-1</text:p>
          </table:table-cell>
          <table:table-cell office:value-type="string">
            <text:p>RED</text:p>
          </table:table-cell>
          <table:table-cell office:value-type="string">
            <text:p>BLed2</text:p>
          </table:table-cell>
          <table:table-cell office:value-type="string">
            <text:p>OSC SEL 2</text:p>
          </table:table-cell>
          <table:table-cell/>
          <table:table-cell office:value-type="string">
            <text:p>LED 26</text:p>
          </table:table-cell>
          <table:table-cell office:value-type="string">
            <text:p>P26-1</text:p>
          </table:table-cell>
          <table:table-cell office:value-type="string">
            <text:p>RED</text:p>
          </table:table-cell>
          <table:table-cell office:value-type="string">
            <text:p>BLed10</text:p>
          </table:table-cell>
          <table:table-cell office:value-type="string">
            <text:p>WAVEFORM TRI</text:p>
          </table:table-cell>
        </table:table-row>
        <table:table-row table:style-name="ro1">
          <table:table-cell office:value-type="string">
            <text:p>LED 19</text:p>
          </table:table-cell>
          <table:table-cell office:value-type="string">
            <text:p>P25-2</text:p>
          </table:table-cell>
          <table:table-cell office:value-type="string">
            <text:p>ORN</text:p>
          </table:table-cell>
          <table:table-cell office:value-type="string">
            <text:p>BLed3</text:p>
          </table:table-cell>
          <table:table-cell office:value-type="string">
            <text:p>OSC SEL 3</text:p>
          </table:table-cell>
          <table:table-cell/>
          <table:table-cell office:value-type="string">
            <text:p>LED 27</text:p>
          </table:table-cell>
          <table:table-cell office:value-type="string">
            <text:p>P26-2</text:p>
          </table:table-cell>
          <table:table-cell office:value-type="string">
            <text:p>ORN</text:p>
          </table:table-cell>
          <table:table-cell office:value-type="string">
            <text:p>BLed11</text:p>
          </table:table-cell>
          <table:table-cell office:value-type="string">
            <text:p>WAVEFORM RSW</text:p>
          </table:table-cell>
        </table:table-row>
        <table:table-row table:style-name="ro1">
          <table:table-cell office:value-type="string">
            <text:p>LED 20</text:p>
          </table:table-cell>
          <table:table-cell office:value-type="string">
            <text:p>P25-3</text:p>
          </table:table-cell>
          <table:table-cell office:value-type="string">
            <text:p>YEL</text:p>
          </table:table-cell>
          <table:table-cell office:value-type="string">
            <text:p>BLed4</text:p>
          </table:table-cell>
          <table:table-cell office:value-type="string">
            <text:p>RANGE LO</text:p>
          </table:table-cell>
          <table:table-cell/>
          <table:table-cell office:value-type="string">
            <text:p>LED 28</text:p>
          </table:table-cell>
          <table:table-cell office:value-type="string">
            <text:p>P26-3</text:p>
          </table:table-cell>
          <table:table-cell office:value-type="string">
            <text:p>YEL</text:p>
          </table:table-cell>
          <table:table-cell office:value-type="string">
            <text:p>BLed12</text:p>
          </table:table-cell>
          <table:table-cell office:value-type="string">
            <text:p>WAVEFORM SAW</text:p>
          </table:table-cell>
        </table:table-row>
        <table:table-row table:style-name="ro1">
          <table:table-cell office:value-type="string">
            <text:p>LED 21</text:p>
          </table:table-cell>
          <table:table-cell office:value-type="string">
            <text:p>P25-4</text:p>
          </table:table-cell>
          <table:table-cell office:value-type="string">
            <text:p>GRN</text:p>
          </table:table-cell>
          <table:table-cell office:value-type="string">
            <text:p>BLed5</text:p>
          </table:table-cell>
          <table:table-cell office:value-type="string">
            <text:p>RANGE 32</text:p>
          </table:table-cell>
          <table:table-cell/>
          <table:table-cell office:value-type="string">
            <text:p>LED 29</text:p>
          </table:table-cell>
          <table:table-cell office:value-type="string">
            <text:p>P26-4</text:p>
          </table:table-cell>
          <table:table-cell office:value-type="string">
            <text:p>GRN</text:p>
          </table:table-cell>
          <table:table-cell office:value-type="string">
            <text:p>BLed13</text:p>
          </table:table-cell>
          <table:table-cell office:value-type="string">
            <text:p>WAVEFORM SQU</text:p>
          </table:table-cell>
        </table:table-row>
        <table:table-row table:style-name="ro1">
          <table:table-cell office:value-type="string">
            <text:p>LED 22</text:p>
          </table:table-cell>
          <table:table-cell office:value-type="string">
            <text:p>P25-5</text:p>
          </table:table-cell>
          <table:table-cell office:value-type="string">
            <text:p>BLU</text:p>
          </table:table-cell>
          <table:table-cell office:value-type="string">
            <text:p>BLed6</text:p>
          </table:table-cell>
          <table:table-cell office:value-type="string">
            <text:p>RANGE 16</text:p>
          </table:table-cell>
          <table:table-cell/>
          <table:table-cell office:value-type="string">
            <text:p>LED 30</text:p>
          </table:table-cell>
          <table:table-cell office:value-type="string">
            <text:p>P26-5</text:p>
          </table:table-cell>
          <table:table-cell office:value-type="string">
            <text:p>BLU</text:p>
          </table:table-cell>
          <table:table-cell office:value-type="string">
            <text:p>BLed14</text:p>
          </table:table-cell>
          <table:table-cell office:value-type="string">
            <text:p>WAVEFORM PL1 <text:span text:style-name="T1">(Now </text:span><text:span text:style-name="T1">LED </text:span><text:span text:style-name="T1">33)</text:span></text:p>
          </table:table-cell>
        </table:table-row>
        <table:table-row table:style-name="ro1">
          <table:table-cell office:value-type="string">
            <text:p>LED 23</text:p>
          </table:table-cell>
          <table:table-cell office:value-type="string">
            <text:p>P25-6</text:p>
          </table:table-cell>
          <table:table-cell office:value-type="string">
            <text:p>VIO</text:p>
          </table:table-cell>
          <table:table-cell office:value-type="string">
            <text:p>BLed7</text:p>
          </table:table-cell>
          <table:table-cell office:value-type="string">
            <text:p>RANGE 8</text:p>
          </table:table-cell>
          <table:table-cell/>
          <table:table-cell office:value-type="string">
            <text:p>LED 31</text:p>
          </table:table-cell>
          <table:table-cell office:value-type="string">
            <text:p>P26-6</text:p>
          </table:table-cell>
          <table:table-cell office:value-type="string">
            <text:p>VIO</text:p>
          </table:table-cell>
          <table:table-cell office:value-type="string">
            <text:p>BLed15</text:p>
          </table:table-cell>
          <table:table-cell office:value-type="string">
            <text:p>WAVEFORM PL2</text:p>
          </table:table-cell>
        </table:table-row>
        <table:table-row table:style-name="ro1">
          <table:table-cell office:value-type="string">
            <text:p>LED 24</text:p>
          </table:table-cell>
          <table:table-cell office:value-type="string">
            <text:p>P25-7</text:p>
          </table:table-cell>
          <table:table-cell office:value-type="string">
            <text:p>GRY</text:p>
          </table:table-cell>
          <table:table-cell office:value-type="string">
            <text:p>BLed8</text:p>
          </table:table-cell>
          <table:table-cell office:value-type="string">
            <text:p>RANGE 4</text:p>
          </table:table-cell>
          <table:table-cell/>
          <table:table-cell office:value-type="string">
            <text:p>LED 32</text:p>
          </table:table-cell>
          <table:table-cell office:value-type="string">
            <text:p>P26-7</text:p>
          </table:table-cell>
          <table:table-cell office:value-type="string">
            <text:p>GRY</text:p>
          </table:table-cell>
          <table:table-cell office:value-type="string">
            <text:p>BLed16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7"/>
        </table:table-row>
        <table:table-row table:style-name="ro2">
          <table:table-cell table:style-name="ce2" office:value-type="string" table:number-columns-spanned="5" table:number-rows-spanned="1">
            <text:p>GROUP 7 (Yellow Bottom Row-Left Side)</text:p>
          </table:table-cell>
          <table:covered-table-cell table:number-columns-repeated="2" table:style-name="ce2"/>
          <table:covered-table-cell table:style-name="ce9"/>
          <table:covered-table-cell table:style-name="ce2"/>
          <table:table-cell table:style-name="ce2"/>
          <table:table-cell table:style-name="ce2" office:value-type="string" table:number-columns-spanned="5" table:number-rows-spanned="1">
            <text:p>GROUP 8 (Yellow Bottom Row-Right Side)</text:p>
          </table:table-cell>
          <table:covered-table-cell table:number-columns-repeated="4"/>
        </table:table-row>
        <table:table-row table:style-name="ro3"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7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  <table:table-cell table:style-name="ce3"/>
          <table:table-cell table:style-name="ce3" office:value-type="string">
            <text:p>Sch </text:p>
            <text:p>Name</text:p>
          </table:table-cell>
          <table:table-cell table:style-name="ce3" office:value-type="string">
            <text:p>Device</text:p>
            <text:p>-Pin</text:p>
          </table:table-cell>
          <table:table-cell table:style-name="ce3" office:value-type="string">
            <text:p>Wire </text:p>
            <text:p>Color</text:p>
          </table:table-cell>
          <table:table-cell table:style-name="ce7" office:value-type="string">
            <text:p>Software </text:p>
            <text:p>Name</text:p>
          </table:table-cell>
          <table:table-cell table:style-name="ce3" office:value-type="string">
            <text:p>minimoogClone </text:p>
            <text:p>Panel Name</text:p>
          </table:table-cell>
        </table:table-row>
        <table:table-row table:style-name="ro1">
          <table:table-cell office:value-type="string">
            <text:p>LED 49</text:p>
          </table:table-cell>
          <table:table-cell office:value-type="string">
            <text:p>P29-8</text:p>
          </table:table-cell>
          <table:table-cell office:value-type="string">
            <text:p>BRN</text:p>
          </table:table-cell>
          <table:table-cell office:value-type="string">
            <text:p>DLed1</text:p>
          </table:table-cell>
          <table:table-cell office:value-type="string">
            <text:p>OSC ON 1</text:p>
          </table:table-cell>
          <table:table-cell/>
          <table:table-cell office:value-type="string">
            <text:p>LED 57</text:p>
          </table:table-cell>
          <table:table-cell office:value-type="string">
            <text:p>P30-8</text:p>
          </table:table-cell>
          <table:table-cell office:value-type="string">
            <text:p>BRN</text:p>
          </table:table-cell>
          <table:table-cell office:value-type="string">
            <text:p>DLed9</text:p>
          </table:table-cell>
          <table:table-cell/>
        </table:table-row>
        <table:table-row table:style-name="ro1">
          <table:table-cell office:value-type="string">
            <text:p>LED 50</text:p>
          </table:table-cell>
          <table:table-cell office:value-type="string">
            <text:p>P29-1</text:p>
          </table:table-cell>
          <table:table-cell office:value-type="string">
            <text:p>RED</text:p>
          </table:table-cell>
          <table:table-cell office:value-type="string">
            <text:p>DLed2</text:p>
          </table:table-cell>
          <table:table-cell office:value-type="string">
            <text:p>OSC ON 2</text:p>
          </table:table-cell>
          <table:table-cell/>
          <table:table-cell office:value-type="string">
            <text:p>LED 58</text:p>
          </table:table-cell>
          <table:table-cell office:value-type="string">
            <text:p>P30-1</text:p>
          </table:table-cell>
          <table:table-cell office:value-type="string">
            <text:p>RED</text:p>
          </table:table-cell>
          <table:table-cell office:value-type="string">
            <text:p>DLed10</text:p>
          </table:table-cell>
          <table:table-cell/>
        </table:table-row>
        <table:table-row table:style-name="ro1">
          <table:table-cell office:value-type="string">
            <text:p>LED 51</text:p>
          </table:table-cell>
          <table:table-cell office:value-type="string">
            <text:p>P29-2</text:p>
          </table:table-cell>
          <table:table-cell office:value-type="string">
            <text:p>ORN</text:p>
          </table:table-cell>
          <table:table-cell office:value-type="string">
            <text:p>DLed3</text:p>
          </table:table-cell>
          <table:table-cell office:value-type="string">
            <text:p>OSC ON 3</text:p>
          </table:table-cell>
          <table:table-cell/>
          <table:table-cell office:value-type="string">
            <text:p>LED 59</text:p>
          </table:table-cell>
          <table:table-cell office:value-type="string">
            <text:p>P30-2</text:p>
          </table:table-cell>
          <table:table-cell office:value-type="string">
            <text:p>ORN</text:p>
          </table:table-cell>
          <table:table-cell office:value-type="string">
            <text:p>DLed11</text:p>
          </table:table-cell>
          <table:table-cell/>
        </table:table-row>
        <table:table-row table:style-name="ro1">
          <table:table-cell office:value-type="string">
            <text:p>LED 52</text:p>
          </table:table-cell>
          <table:table-cell office:value-type="string">
            <text:p>P29-3</text:p>
          </table:table-cell>
          <table:table-cell office:value-type="string">
            <text:p>YEL</text:p>
          </table:table-cell>
          <table:table-cell office:value-type="string">
            <text:p>DLed4</text:p>
          </table:table-cell>
          <table:table-cell office:value-type="string">
            <text:p>EXT IN ON</text:p>
          </table:table-cell>
          <table:table-cell/>
          <table:table-cell office:value-type="string">
            <text:p>LED 60</text:p>
          </table:table-cell>
          <table:table-cell office:value-type="string">
            <text:p>P30-3</text:p>
          </table:table-cell>
          <table:table-cell office:value-type="string">
            <text:p>YEL</text:p>
          </table:table-cell>
          <table:table-cell office:value-type="string">
            <text:p>DLed12</text:p>
          </table:table-cell>
          <table:table-cell/>
        </table:table-row>
        <table:table-row table:style-name="ro1">
          <table:table-cell office:value-type="string">
            <text:p>LED 53</text:p>
          </table:table-cell>
          <table:table-cell office:value-type="string">
            <text:p>P29-4</text:p>
          </table:table-cell>
          <table:table-cell office:value-type="string">
            <text:p>GRN</text:p>
          </table:table-cell>
          <table:table-cell office:value-type="string">
            <text:p>DLed5</text:p>
          </table:table-cell>
          <table:table-cell office:value-type="string">
            <text:p>NOISE ON</text:p>
          </table:table-cell>
          <table:table-cell/>
          <table:table-cell office:value-type="string">
            <text:p>LED 61</text:p>
          </table:table-cell>
          <table:table-cell office:value-type="string">
            <text:p>P30-4</text:p>
          </table:table-cell>
          <table:table-cell office:value-type="string">
            <text:p>GRN</text:p>
          </table:table-cell>
          <table:table-cell office:value-type="string">
            <text:p>DLed13</text:p>
          </table:table-cell>
          <table:table-cell office:value-type="string">
            <text:p>A-440 ON</text:p>
          </table:table-cell>
        </table:table-row>
        <table:table-row table:style-name="ro1">
          <table:table-cell office:value-type="string">
            <text:p>LED 54</text:p>
          </table:table-cell>
          <table:table-cell office:value-type="string">
            <text:p>P29-5</text:p>
          </table:table-cell>
          <table:table-cell office:value-type="string">
            <text:p>BLU</text:p>
          </table:table-cell>
          <table:table-cell office:value-type="string">
            <text:p>DLed6</text:p>
          </table:table-cell>
          <table:table-cell office:value-type="string">
            <text:p>NOISE SEL PINK</text:p>
          </table:table-cell>
          <table:table-cell/>
          <table:table-cell office:value-type="string">
            <text:p>LED 62</text:p>
          </table:table-cell>
          <table:table-cell office:value-type="string">
            <text:p>P30-5</text:p>
          </table:table-cell>
          <table:table-cell office:value-type="string">
            <text:p>BLU</text:p>
          </table:table-cell>
          <table:table-cell office:value-type="string">
            <text:p>DLed14</text:p>
          </table:table-cell>
          <table:table-cell office:value-type="string">
            <text:p>MAIN OUT ON</text:p>
          </table:table-cell>
        </table:table-row>
        <table:table-row table:style-name="ro1">
          <table:table-cell office:value-type="string">
            <text:p>LED 55</text:p>
          </table:table-cell>
          <table:table-cell office:value-type="string">
            <text:p>P29-6</text:p>
          </table:table-cell>
          <table:table-cell office:value-type="string">
            <text:p>VIO</text:p>
          </table:table-cell>
          <table:table-cell office:value-type="string">
            <text:p>DLed7</text:p>
          </table:table-cell>
          <table:table-cell office:value-type="string">
            <text:p>NOISE SEL WHITE</text:p>
          </table:table-cell>
          <table:table-cell/>
          <table:table-cell office:value-type="string">
            <text:p>LED 63</text:p>
          </table:table-cell>
          <table:table-cell office:value-type="string">
            <text:p>P30-6</text:p>
          </table:table-cell>
          <table:table-cell office:value-type="string">
            <text:p>VIO</text:p>
          </table:table-cell>
          <table:table-cell office:value-type="string">
            <text:p>DLed15</text:p>
          </table:table-cell>
          <table:table-cell/>
        </table:table-row>
        <table:table-row table:style-name="ro1">
          <table:table-cell office:value-type="string">
            <text:p>LED 56</text:p>
          </table:table-cell>
          <table:table-cell office:value-type="string">
            <text:p>P29-7</text:p>
          </table:table-cell>
          <table:table-cell office:value-type="string">
            <text:p>GRY</text:p>
          </table:table-cell>
          <table:table-cell office:value-type="string">
            <text:p>DLed8</text:p>
          </table:table-cell>
          <table:table-cell table:number-columns-repeated="2"/>
          <table:table-cell office:value-type="string">
            <text:p>LED 64</text:p>
          </table:table-cell>
          <table:table-cell office:value-type="string">
            <text:p>P30-7</text:p>
          </table:table-cell>
          <table:table-cell office:value-type="string">
            <text:p>GRY</text:p>
          </table:table-cell>
          <table:table-cell office:value-type="string">
            <text:p>DLed16</text:p>
          </table:table-cell>
          <table:table-cell office:value-type="string">
            <text:p>KYBRD GATE</text:p>
          </table:table-cell>
        </table:table-row>
        <table:table-row table:style-name="ro1">
          <table:table-cell table:style-name="Default" table:number-columns-repeated="3"/>
          <table:table-cell table:style-name="ce10"/>
          <table:table-cell table:style-name="Default" table:number-columns-repeated="7"/>
        </table:table-row>
      </table:table>
      <table:table table:name="Wiring Notes" table:style-name="ta1" table:print-ranges="'Wiring Notes'.A1:'Wiring Notes'.G6">
        <table:table-column table:style-name="co11" table:number-columns-repeated="7" table:default-cell-style-name="ce4"/>
        <table:table-row table:style-name="ro1">
          <table:table-cell table:style-name="Default" table:number-columns-repeated="7"/>
        </table:table-row>
        <table:table-row table:style-name="ro1">
          <table:table-cell office:value-type="string" table:number-columns-spanned="7" table:number-rows-spanned="1">
            <text:p>Due to “cold solder joint” on P26-8 header pin, moved the LED 25 wire to P27-8 <text:s/>(LED 33)</text:p>
          </table:table-cell>
          <table:covered-table-cell table:number-columns-repeated="6"/>
        </table:table-row>
        <table:table-row table:style-name="ro1">
          <table:table-cell office:value-type="string" table:number-columns-spanned="7" table:number-rows-spanned="1">
            <text:p>Due to “cold solder joint” on P26-5 header pin, moved the LED 30 wire to P27-1 <text:s/>(LED 34)</text:p>
          </table:table-cell>
          <table:covered-table-cell table:number-columns-repeated="6"/>
        </table:table-row>
        <table:table-row table:style-name="ro1">
          <table:table-cell table:number-columns-spanned="7" table:number-rows-spanned="1"/>
          <table:covered-table-cell table:number-columns-repeated="6"/>
        </table:table-row>
        <table:table-row table:style-name="ro1">
          <table:table-cell office:value-type="string" table:number-columns-spanned="7" table:number-rows-spanned="1">
            <text:p>K31 Knob wire (U16-2) is connected to “EXT IN 1” jack on Back Panel</text:p>
          </table:table-cell>
          <table:covered-table-cell table:number-columns-repeated="6"/>
        </table:table-row>
        <table:table-row table:style-name="ro1">
          <table:table-cell office:value-type="string" table:number-columns-spanned="7" table:number-rows-spanned="1">
            <text:p>K32 Knob wire (U16-4) is connected to “EXT IN 2” jack on Back Panel</text:p>
          </table:table-cell>
          <table:covered-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043in" fo:margin-bottom="0.561in" fo:margin-left="0.7972in" fo:margin-right="0.5098in" style:writing-mode="lr-tb"/>
      <style:header-style>
        <style:header-footer-properties fo:min-height="0.2252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text:s/><text:date style:data-style-name="N2" text:date-value="2017-12-05">12/05/2017</text:dat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12/05/2017</text:date>, <text:time>08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y Parks</meta:initial-creator>
    <meta:creation-date>2017-10-24T07:00:00.33</meta:creation-date>
    <dc:date>2017-12-05T08:04:59.13</dc:date>
    <dc:creator>Randy Parks</dc:creator>
    <meta:editing-duration>PT4H59M46S</meta:editing-duration>
    <meta:editing-cycles>22</meta:editing-cycles>
    <meta:generator>OpenOffice/4.1.3$Win32 OpenOffice.org_project/413m1$Build-9783</meta:generator>
    <meta:printed-by>Randy Parks</meta:printed-by>
    <meta:print-date>2017-11-02T12:54:52.81</meta:print-date>
    <meta:document-statistic meta:table-count="4" meta:cell-count="537" meta:object-count="0"/>
  </office:meta>
</office:document-meta>
</file>